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2.877cm" presentation:class="title" presentation:user-transformed="true">
          <draw:text-box>
            <text:p>Learning about memory and better ways to study</text:p>
          </draw:text-box>
        </draw:frame>
        <draw:frame presentation:style-name="pr2" draw:text-style-name="P1" draw:layer="layout" svg:width="25.199cm" svg:height="9.134cm" svg:x="1.471cm" svg:y="8.128cm" presentation:class="subtitle" presentation:user-transformed="true">
          <draw:text-box>
            <text:p><text:span text:style-name="T1">Slides by William Ti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duce basic psychology concepts about memory</text:p>
                <text:p/>
              </text:list-item>
              <text:list-item>
                <text:p>Give students the awareness on how to study better</text:p>
                <text:p/>
              </text:list-item>
              <text:list-item>
                <text:p>Leave a lasting impression by the use of old psychology experim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gre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d a few pages using HTML/CSS/JS</text:p>
                <text:p/>
              </text:list-item>
              <text:list-item>
                <text:p>Will be recreating famous experiments and demonstrations on memory to promote learning</text:p>
                <text:p/>
              </text:list-item>
              <text:list-item>
                <text:p>Currently working on Miller’s (1956) Digit Span Experiment to demonstrate the “Magic 7±2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71cm" svg:y="4.737cm" presentation:class="title" presentation:user-transformed="true">
          <draw:text-box>
            <text:p>Here’s an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mediate Future Effor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a proper home page with a Table of Contents, to jump to each lesson</text:p>
                <text:p/>
              </text:list-item>
              <text:list-item>
                <text:p>Polish the website, completely finish Miller’s experiment implementation</text:p>
                <text:p/>
              </text:list-item>
              <text:list-item>
                <text:p>Finish the lesson and begin the next 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ng Term Effor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ate demonstrations and lessons on studying</text:p>
                <text:p/>
              </text:list-item>
              <text:list-item>
                <text:p>Create short quizzes in between the ends of lessons</text:p>
                <text:p/>
              </text:list-item>
              <text:list-item>
                <text:p>Implement other old experim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2:44:22.400243184</meta:creation-date>
    <dc:date>2020-02-14T03:04:22.701996536</dc:date>
    <meta:editing-duration>PT40M43S</meta:editing-duration>
    <meta:editing-cycles>12</meta:editing-cycles>
    <meta:generator>LibreOffice/6.0.7.3$Linux_X86_64 LibreOffice_project/00m0$Build-3</meta:generator>
    <meta:document-statistic meta:object-count="50"/>
  </office:meta>
</office:document-meta>
</file>